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style:text-underline-style="none" fo:font-weight="normal" officeooo:rsid="0005bdab" officeooo:paragraph-rsid="0023e83c"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Calibri" fo:font-size="12pt" style:text-underline-style="none" fo:font-weight="normal" officeooo:rsid="0005bdab" officeooo:paragraph-rsid="0018cf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style:text-underline-style="none" fo:font-weight="normal" officeooo:rsid="0028b5ad" officeooo:paragraph-rsid="0018cf5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style:text-underline-style="none" fo:font-weight="normal" officeooo:rsid="0028b5ad" officeooo:paragraph-rsid="0019766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normal" officeooo:rsid="0028b5ad" officeooo:paragraph-rsid="002a0bc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style:text-underline-style="none" fo:font-weight="normal" officeooo:rsid="0028b5ad" officeooo:paragraph-rsid="002d760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style:text-underline-style="none" fo:font-weight="normal" officeooo:rsid="002d2114" officeooo:paragraph-rsid="0018cf5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style:text-underline-style="none" fo:font-weight="normal" officeooo:rsid="002ad50a" officeooo:paragraph-rsid="0029a380"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style:text-underline-style="none" fo:font-weight="normal" officeooo:rsid="002ad50a" officeooo:paragraph-rsid="0019766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style:text-underline-style="none" fo:font-weight="bold" officeooo:rsid="0028b5ad" officeooo:paragraph-rsid="0018cf52"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Calibri" fo:font-size="12pt" style:text-underline-style="none" fo:font-weight="bold" officeooo:rsid="0028b5ad" officeooo:paragraph-rsid="002a0bc2"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2a0bc2" style:font-size-asian="12pt" style:font-weight-asian="normal" style:font-size-complex="12pt" style:font-weight-complex="normal"/>
    </style:style>
    <style:style style:name="P13" style:family="paragraph" style:parent-style-name="Standard">
      <style:text-properties style:font-name="Calibri" fo:font-size="12pt" fo:language="en" fo:country="IN" style:text-underline-style="none" fo:font-weight="normal" officeooo:rsid="002ad50a" officeooo:paragraph-rsid="002d7601" style:font-size-asian="12pt" style:font-weight-asian="normal" style:font-size-complex="12pt" style:font-weight-complex="normal"/>
    </style:style>
    <style:style style:name="P14" style:family="paragraph" style:parent-style-name="Standard">
      <style:text-properties style:font-name="Calibri" fo:font-size="12pt" fo:language="en" fo:country="IN" style:text-underline-style="none" fo:font-weight="normal" officeooo:rsid="00300634" officeooo:paragraph-rsid="0018cf52" style:font-size-asian="12pt" style:font-weight-asian="normal" style:font-size-complex="12pt" style:font-weight-complex="normal"/>
    </style:style>
    <style:style style:name="P15" style:family="paragraph" style:parent-style-name="Standard">
      <style:text-properties style:font-name="Calibri" fo:font-size="12pt" fo:language="en" fo:country="IN" style:text-underline-style="none" fo:font-weight="normal" officeooo:rsid="002d2114"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fo:language="en" fo:country="IN" style:text-underline-style="none" fo:font-weight="normal" officeooo:rsid="002d2114" officeooo:paragraph-rsid="002a0bc2"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language="en" fo:country="IN" style:text-underline-style="none" fo:font-weight="normal" officeooo:rsid="002d2114" officeooo:paragraph-rsid="002d3d2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language="en" fo:country="IN" style:text-underline-style="none" fo:font-weight="normal" officeooo:rsid="002d2114" officeooo:paragraph-rsid="0018cf52" style:font-size-asian="12pt" style:font-weight-asian="normal" style:font-size-complex="12pt" style:font-weight-complex="normal"/>
    </style:style>
    <style:style style:name="P19" style:family="paragraph" style:parent-style-name="Standard">
      <style:text-properties style:font-name="Calibri" fo:font-size="12pt" fo:language="en" fo:country="IN" style:text-underline-style="none" fo:font-weight="normal" officeooo:rsid="002e0cd2" officeooo:paragraph-rsid="0018cf52" style:font-size-asian="12pt" style:font-weight-asian="normal" style:font-size-complex="12pt" style:font-weight-complex="normal"/>
    </style:style>
    <style:style style:name="P20"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8cf52"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Calibri" fo:font-size="12pt" fo:language="en" fo:country="IN" style:text-underline-style="solid" style:text-underline-width="auto" style:text-underline-color="font-color" fo:font-weight="bold" officeooo:rsid="002e0cd2" officeooo:paragraph-rsid="002a0bc2" style:font-size-asian="12pt" style:font-weight-asian="bold" style:font-size-complex="12pt" style:font-weight-complex="bold"/>
    </style:style>
    <style:style style:name="P22" style:family="paragraph" style:parent-style-name="Standard">
      <style:text-properties style:font-name="Calibri" fo:font-size="12pt" fo:language="en" fo:country="IN" style:text-underline-style="none" fo:font-weight="normal" officeooo:rsid="002d2114" style:font-size-asian="12pt" style:font-weight-asian="normal" style:font-size-complex="12pt" style:font-weight-complex="normal"/>
    </style:style>
    <style:style style:name="P23" style:family="paragraph" style:parent-style-name="Standard">
      <style:text-properties style:font-name="Calibri" fo:font-size="12pt" fo:language="en" fo:country="IN" style:text-underline-style="none" fo:font-weight="normal" officeooo:rsid="002ad50a"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2d760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19766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350ae0"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38c15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3b1fe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3ca913" style:font-size-asian="12pt" style:font-weight-asian="normal" style:font-size-complex="12pt" style:font-weight-complex="normal"/>
    </style:style>
    <style:style style:name="P30" style:family="paragraph" style:parent-style-name="Standard">
      <style:text-properties style:font-name="Calibri" fo:font-size="12pt" fo:language="en" fo:country="IN" style:text-underline-style="none" fo:font-weight="normal" officeooo:rsid="002ad50a" officeooo:paragraph-rsid="002d7601"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libri" fo:font-size="12pt" style:text-underline-style="none" fo:font-weight="bold" officeooo:rsid="0028b5ad" officeooo:paragraph-rsid="0019766b" style:font-size-asian="12pt" style:font-weight-asian="bold" style:font-size-complex="12pt" style:font-weight-complex="bold"/>
    </style:style>
    <style:style style:name="P32" style:family="paragraph" style:parent-style-name="Standard">
      <style:text-properties style:font-name="Calibri" fo:font-size="12pt" style:text-underline-style="none" fo:font-weight="normal" officeooo:rsid="0028b5ad" style:font-size-asian="12pt" style:font-weight-asian="normal" style:font-size-complex="12pt" style:font-weight-complex="normal"/>
    </style:style>
    <style:style style:name="T1" style:family="text">
      <style:text-properties style:text-underline-style="solid" style:text-underline-width="auto" style:text-underline-color="font-color" fo:font-weight="bold" officeooo:rsid="002ad50a" style:font-weight-asian="bold" style:font-weight-complex="bold"/>
    </style:style>
    <style:style style:name="T2" style:family="text">
      <style:text-properties style:text-underline-style="solid" style:text-underline-width="auto" style:text-underline-color="font-color" officeooo:rsid="002c1a3f"/>
    </style:style>
    <style:style style:name="T3" style:family="text">
      <style:text-properties fo:font-weight="bold" officeooo:rsid="002ad50a" style:font-weight-asian="bold" style:font-weight-complex="bold"/>
    </style:style>
    <style:style style:name="T4" style:family="text">
      <style:text-properties officeooo:rsid="002ad50a"/>
    </style:style>
    <style:style style:name="T5" style:family="text">
      <style:text-properties officeooo:rsid="002c1a3f"/>
    </style:style>
    <style:style style:name="T6" style:family="text">
      <style:text-properties fo:language="en" fo:country="IN"/>
    </style:style>
    <style:style style:name="T7" style:family="text">
      <style:text-properties officeooo:rsid="00370944"/>
    </style:style>
    <style:style style:name="T8" style:family="text">
      <style:text-properties officeooo:rsid="0038c157"/>
    </style:style>
    <style:style style:name="T9" style:family="text">
      <style:text-properties officeooo:rsid="0039df9f"/>
    </style:style>
    <style:style style:name="T10" style:family="text">
      <style:text-properties officeooo:rsid="003b1fea"/>
    </style:style>
    <style:style style:name="T11" style:family="text">
      <style:text-properties officeooo:rsid="003ca9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SN COLLEGE OF ENGINEERING (Autonomous) </text:p>
      <text:p text:style-name="P1">(Affiliated to Anna University, Chennai) <text:s/></text:p>
      <text:p text:style-name="P1">DEPARTMENT OF CSE </text:p>
      <text:p text:style-name="P2"><text:s/></text:p>
      <text:p text:style-name="P1">UCS 1211 PROGRAMMING IN C LABORATORY </text:p>
      <text:p text:style-name="P1">A6: User Defined Data Types in C <text:s/>=========================================================== </text:p>
      <text:p text:style-name="P2"/>
      <text:p text:style-name="P3">REGNo: 185001104 </text:p>
      <text:p text:style-name="P3">NAME: Nivedhitha D</text:p>
      <text:p text:style-name="P3">CLASS: CSE B </text:p>
      <text:p text:style-name="P3"/>
      <text:p text:style-name="P7">1. <text:s/>Generate the salary slip of a single employee using structure and functions. Use separate functions for getting input, computing and displaying output. Pass the structure by reference. Display the pay slip with proper formatting. Use pointer notation. (Hint: Take the required data from Ex. 1) </text:p>
      <text:p text:style-name="P7"><text:s/></text:p>
      <text:p text:style-name="P3"><text:span text:style-name="T1">PROGRAM NAME</text:span><text:span text:style-name="T3">:</text:span><text:span text:style-name="T4"> <text:s/>payslip</text:span></text:p>
      <text:p text:style-name="P3"/>
      <text:p text:style-name="P10"><text:span text:style-name="T2">PROGRAM</text:span><text:span text:style-name="T5">:</text:span></text:p>
      <text:p text:style-name="P3"/>
      <text:p text:style-name="P18">#include&lt;stdio.h&gt;</text:p>
      <text:p text:style-name="P15">#include&lt;stdlib.h&gt;</text:p>
      <text:p text:style-name="P15"/>
      <text:p text:style-name="P15">struct payslip</text:p>
      <text:p text:style-name="P15">{</text:p>
      <text:p text:style-name="P15"><text:tab/>float BP;</text:p>
      <text:p text:style-name="P15"><text:tab/>float DA;</text:p>
      <text:p text:style-name="P15"><text:tab/>float HRA;</text:p>
      <text:p text:style-name="P15"><text:tab/>float CCA;</text:p>
      <text:p text:style-name="P15"><text:tab/>float Insurance;</text:p>
      <text:p text:style-name="P15"><text:tab/>float PF;</text:p>
      <text:p text:style-name="P15"><text:tab/>float Gross_Pay;</text:p>
      <text:p text:style-name="P15"><text:tab/>float Deductions;</text:p>
      <text:p text:style-name="P15"><text:tab/>float Net_Pay;</text:p>
      <text:p text:style-name="P15"/>
      <text:p text:style-name="P15">};</text:p>
      <text:p text:style-name="P15"/>
      <text:p text:style-name="P15">void input(struct payslip *p)</text:p>
      <text:p text:style-name="P15">{</text:p>
      <text:p text:style-name="P15"><text:tab/>printf("Enter Basic Pay(BP) of the employee: ");</text:p>
      <text:p text:style-name="P15"><text:tab/>scanf("%f", &amp;p-&gt;BP);</text:p>
      <text:p text:style-name="P15">}</text:p>
      <text:p text:style-name="P15"/>
      <text:p text:style-name="P15">void compute(struct payslip *p)</text:p>
      <text:p text:style-name="P15">{</text:p>
      <text:p text:style-name="P15"><text:tab/>p-&gt;DA=0.88*p-&gt;BP;</text:p>
      <text:p text:style-name="P15"><text:tab/>p-&gt;HRA=0.08*p-&gt;BP;</text:p>
      <text:p text:style-name="P15"><text:tab/>p-&gt;CCA=1000;</text:p>
      <text:p text:style-name="P15"><text:soft-page-break/><text:tab/>p-&gt;Insurance=2000;<text:tab/></text:p>
      <text:p text:style-name="P15"><text:tab/>p-&gt;PF=0.10*p-&gt;BP;</text:p>
      <text:p text:style-name="P15"><text:tab/>p-&gt;Gross_Pay=p-&gt;BP+p-&gt;DA+p-&gt;HRA+p-&gt;CCA;</text:p>
      <text:p text:style-name="P15"><text:tab/>p-&gt;Deductions=p-&gt;Insurance+p-&gt;PF;</text:p>
      <text:p text:style-name="P15"><text:tab/>p-&gt;Net_Pay=p-&gt;Gross_Pay-p-&gt;Deductions;</text:p>
      <text:p text:style-name="P15">}</text:p>
      <text:p text:style-name="P15"/>
      <text:p text:style-name="P15">void output(struct payslip *p)</text:p>
      <text:p text:style-name="P15">{</text:p>
      <text:p text:style-name="P15"/>
      <text:p text:style-name="P15"><text:tab/>printf("\n\n+--------------------------------------------------------+\n");</text:p>
      <text:p text:style-name="P15"><text:tab/>printf("\t\tEMPLOYEE PAYSLIP\n");</text:p>
      <text:p text:style-name="P15"><text:tab/>printf("+--------------------------------------------------------+\n\n");</text:p>
      <text:p text:style-name="P15"/>
      <text:p text:style-name="P15"><text:tab/>printf(" Basic Pay <text:s text:c="19"/>: %.2f\n", p-&gt;BP);</text:p>
      <text:p text:style-name="P15"><text:tab/>printf(" Dearness Allowance <text:s text:c="10"/>: %.2f\n", p-&gt;DA);</text:p>
      <text:p text:style-name="P15"><text:tab/>printf(" House Rent Allowance <text:s text:c="8"/>: %.2f\n", p-&gt;HRA);</text:p>
      <text:p text:style-name="P15"><text:tab/>printf(" City Compensatory Allowance <text:s/>: %.2f\n", p-&gt;CCA);</text:p>
      <text:p text:style-name="P15"><text:tab/>printf(" Insurance <text:s text:c="19"/>: %.2f\n", p-&gt;Insurance);</text:p>
      <text:p text:style-name="P15"><text:tab/>printf(" Provident Fund <text:s text:c="14"/>: %.2f\n", p-&gt;PF);</text:p>
      <text:p text:style-name="P15"><text:tab/>printf(" Gross Pay <text:s text:c="19"/>: %.2f\n", p-&gt;Gross_Pay);</text:p>
      <text:p text:style-name="P15"><text:tab/>printf(" Deductions <text:s text:c="18"/>: %.2f\n", p-&gt;Deductions);</text:p>
      <text:p text:style-name="P15"><text:tab/>printf(" Net Pay <text:s text:c="21"/>: %.2f\n", p-&gt;Net_Pay);</text:p>
      <text:p text:style-name="P15"><text:tab/></text:p>
      <text:p text:style-name="P15">}</text:p>
      <text:p text:style-name="P15"/>
      <text:p text:style-name="P15">int main()</text:p>
      <text:p text:style-name="P15">{</text:p>
      <text:p text:style-name="P15"><text:tab/>struct payslip *p;</text:p>
      <text:p text:style-name="P15"/>
      <text:p text:style-name="P15"><text:tab/>p=(struct payslip*)malloc(sizeof(struct payslip));</text:p>
      <text:p text:style-name="P15"/>
      <text:p text:style-name="P15"><text:tab/>input(p);</text:p>
      <text:p text:style-name="P15"><text:tab/></text:p>
      <text:p text:style-name="P15"><text:tab/>compute(p);</text:p>
      <text:p text:style-name="P15"/>
      <text:p text:style-name="P15"><text:tab/>output(p);</text:p>
      <text:p text:style-name="P15"><text:tab/></text:p>
      <text:p text:style-name="P15"><text:tab/>return 0;</text:p>
      <text:p text:style-name="P15">}</text:p>
      <text:p text:style-name="P15"/>
      <text:p text:style-name="P20">OUTPUT:</text:p>
      <text:p text:style-name="P20"/>
      <text:p text:style-name="P19">Enter Basic Pay(BP) of the employee: 100000 <text:s text:c="589"/>+--------------------------------------------------------+ <text:s text:c="168"/>EMPLOYEE PAYSLIP <text:s text:c="178"/>+--------------------------------------------------------+ <text:s text:c="364"/>Basic Pay <text:s text:c="37"/>: 100000.00 <text:s text:c="170"/>Dearness Allowance <text:s text:c="18"/>: 88000.00 <text:s text:c="171"/><text:soft-page-break/>House Rent Allowance <text:s text:c="14"/>: 8000.00 <text:s text:c="172"/>City Compensatory Allowance <text:s/>: 1000.00 <text:s text:c="172"/>Insurance <text:s text:c="37"/>: 2000.00 <text:s text:c="172"/>Provident Fund <text:s text:c="27"/>: 10000.00 <text:s text:c="171"/>Gross Pay <text:s text:c="37"/>: 197000.00 <text:s text:c="170"/>Deductions <text:s text:c="34"/>: 12000.00 <text:s text:c="171"/>Net Pay <text:s text:c="41"/>: 185000.00 <text:s text:c="7"/></text:p>
      <text:p text:style-name="P14"/>
      <text:p text:style-name="P8">2. <text:s/>Define a structure called Medicine which contains the attributes Name, Vendor, Manufacture Date, Expiry Date, Cost and other required attributes. Simulate the working of an online medical store. Write a method that automatically generates a message whenever any particular medicine is low in stock and also perform the following operations:</text:p>
      <text:p text:style-name="P8">i) Buy a new drug</text:p>
      <text:p text:style-name="P8">ii) Sell a drug</text:p>
      <text:p text:style-name="P8">iii) Check availability of a drug</text:p>
      <text:p text:style-name="P8">iv) Display all drugs with details in table format</text:p>
      <text:p text:style-name="P8">Whenever a drug is bought or sold, update the available stock. Write required functions for the above operations and develop as an application. </text:p>
      <text:p text:style-name="P9"><text:s/></text:p>
      <text:p text:style-name="P4"><text:span text:style-name="T1">PROGRAM NAME</text:span><text:span text:style-name="T3">:</text:span><text:span text:style-name="T4"> <text:s/>pharmacy-admin</text:span></text:p>
      <text:p text:style-name="P4"/>
      <text:p text:style-name="P31"><text:span text:style-name="T2">PROGRAM</text:span><text:span text:style-name="T5">:</text:span></text:p>
      <text:p text:style-name="P31"/>
      <text:p text:style-name="P25">#include&lt;stdio.h&gt;</text:p>
      <text:p text:style-name="P23">#include&lt;string.h&gt;</text:p>
      <text:p text:style-name="P23">#include&lt;stdlib.h&gt;</text:p>
      <text:p text:style-name="P23"/>
      <text:p text:style-name="P23">#define ws 45</text:p>
      <text:p text:style-name="P23"/>
      <text:p text:style-name="P23">struct Date</text:p>
      <text:p text:style-name="P23">{</text:p>
      <text:p text:style-name="P23"><text:tab/>int day;</text:p>
      <text:p text:style-name="P23"><text:tab/>int month;</text:p>
      <text:p text:style-name="P23"><text:tab/>int year;</text:p>
      <text:p text:style-name="P23"/>
      <text:p text:style-name="P23">};</text:p>
      <text:p text:style-name="P23"/>
      <text:p text:style-name="P23">struct Medicine</text:p>
      <text:p text:style-name="P23">{</text:p>
      <text:p text:style-name="P23"><text:tab/>char ID[ws];</text:p>
      <text:p text:style-name="P23"><text:tab/>char Name[ws];</text:p>
      <text:p text:style-name="P23"><text:tab/>char Vendor[ws];</text:p>
      <text:p text:style-name="P23"><text:tab/>struct Date Manufacture;</text:p>
      <text:p text:style-name="P23"><text:tab/>struct Date Expiry;</text:p>
      <text:p text:style-name="P23"><text:tab/>float Cost;</text:p>
      <text:p text:style-name="P23"><text:tab/>long int Stock;</text:p>
      <text:p text:style-name="P23">};</text:p>
      <text:p text:style-name="P23"/>
      <text:p text:style-name="P23">int buy_drug(struct Medicine m[], int count)</text:p>
      <text:p text:style-name="P23"><text:soft-page-break/>{</text:p>
      <text:p text:style-name="P23"><text:tab/></text:p>
      <text:p text:style-name="P23"><text:tab/>char drug_ID[ws], exit;</text:p>
      <text:p text:style-name="P23"><text:tab/>long int quantity;</text:p>
      <text:p text:style-name="P23"><text:tab/></text:p>
      <text:p text:style-name="P23"><text:tab/>printf("\n\nCHECKING IF DRUG EXISTS\n");</text:p>
      <text:p text:style-name="P23"/>
      <text:p text:style-name="P23"><text:tab/>printf("\nEnter Drug ID: ");</text:p>
      <text:p text:style-name="P23"><text:tab/>scanf(" %[^\n]%*c", drug_ID);</text:p>
      <text:p text:style-name="P23"/>
      <text:p text:style-name="P23"><text:tab/>for(int i=0; i&lt;count; i++)</text:p>
      <text:p text:style-name="P23"><text:tab/>{</text:p>
      <text:p text:style-name="P23"><text:tab/><text:tab/>if(strcmp(m[i].ID, drug_ID)==0)</text:p>
      <text:p text:style-name="P23"><text:tab/><text:tab/>{</text:p>
      <text:p text:style-name="P23"><text:tab/><text:tab/><text:tab/>printf("\n\nCurrent Stock: %ld\n", m[i].Stock);</text:p>
      <text:p text:style-name="P23"/>
      <text:p text:style-name="P23"><text:tab/><text:tab/><text:tab/>printf("\nBuy quantity: ");</text:p>
      <text:p text:style-name="P23"><text:tab/><text:tab/><text:tab/>scanf("%ld", &amp;quantity);</text:p>
      <text:p text:style-name="P23"/>
      <text:p text:style-name="P23"><text:tab/><text:tab/><text:tab/>m[i].Stock+=quantity;</text:p>
      <text:p text:style-name="P23"/>
      <text:p text:style-name="P23"><text:tab/><text:tab/><text:tab/>printf("\nUpdated Stock: %ld\n", m[i].Stock);</text:p>
      <text:p text:style-name="P23"/>
      <text:p text:style-name="P23"><text:tab/><text:tab/><text:tab/>printf("\n\nSTOCK UPDATED..........!!!!");</text:p>
      <text:p text:style-name="P23"/>
      <text:p text:style-name="P23"><text:tab/><text:tab/><text:tab/>printf("ENTER A CHARACTER TO EXIT: ");</text:p>
      <text:p text:style-name="P23"><text:tab/><text:tab/><text:tab/>scanf(" %c", &amp;exit);</text:p>
      <text:p text:style-name="P23"><text:tab/><text:tab/><text:tab/></text:p>
      <text:p text:style-name="P23"><text:tab/><text:tab/><text:tab/>return count;<text:tab/><text:tab/></text:p>
      <text:p text:style-name="P23"><text:tab/><text:tab/>}</text:p>
      <text:p text:style-name="P23"><text:tab/>}</text:p>
      <text:p text:style-name="P23"><text:tab/></text:p>
      <text:p text:style-name="P23"><text:tab/>system("clear");</text:p>
      <text:p text:style-name="P23"/>
      <text:p text:style-name="P23"><text:tab/>printf("+----------------------------+\n");</text:p>
      <text:p text:style-name="P23"><text:tab/>printf("\tNEW DRUG DETAILS\n");</text:p>
      <text:p text:style-name="P23"><text:tab/>printf("+----------------------------+\n\n");</text:p>
      <text:p text:style-name="P23"/>
      <text:p text:style-name="P23"><text:tab/>printf("Drug ID: ");</text:p>
      <text:p text:style-name="P23"><text:tab/>scanf(" %[^\n]%*c", m[count-1].ID);</text:p>
      <text:p text:style-name="P23"/>
      <text:p text:style-name="P23"><text:tab/>printf("Name: ");</text:p>
      <text:p text:style-name="P23"><text:tab/>scanf("%[^\n]%*c", m[count-1].Name);</text:p>
      <text:p text:style-name="P23"/>
      <text:p text:style-name="P23"><text:tab/>printf("Vendor: ");</text:p>
      <text:p text:style-name="P23"><text:tab/>scanf("%[^\n]%*c", m[count-1].Vendor);</text:p>
      <text:p text:style-name="P23"/>
      <text:p text:style-name="P23"><text:tab/>printf("DATE OF MANUFATURE IN dd/mm/yyyy FORMAT\n");</text:p>
      <text:p text:style-name="P23"><text:tab/>scanf("%d %d %d", &amp;m[count-1].Manufacture.day,<text:tab/><text:tab/><text:tab/>&amp;m[count-<text:soft-page-break/>1].Manufacture.month, &amp;m[count-1].Manufacture.year);</text:p>
      <text:p text:style-name="P23"/>
      <text:p text:style-name="P23"><text:tab/>printf("EXPIRY DATE IN dd/mm/yyyy FORMAT\n");</text:p>
      <text:p text:style-name="P23"><text:tab/>scanf("%d %d %d", &amp;m[count-1].Expiry.day, &amp;m[count-1].Expiry.month, &amp;m[count-1].Expiry.year);</text:p>
      <text:p text:style-name="P23"/>
      <text:p text:style-name="P23"><text:tab/>printf("Cost: ");</text:p>
      <text:p text:style-name="P23"><text:tab/>scanf("%f", &amp;m[count-1].Cost);</text:p>
      <text:p text:style-name="P23"/>
      <text:p text:style-name="P23"><text:tab/>printf("Stock: ");</text:p>
      <text:p text:style-name="P23"><text:tab/>scanf("%ld", &amp;m[count-1].Stock);</text:p>
      <text:p text:style-name="P23"/>
      <text:p text:style-name="P23"><text:tab/>printf("\n\nNEW DRUG ENTRY SUCCESSFUL......!!!\n");</text:p>
      <text:p text:style-name="P23"/>
      <text:p text:style-name="P23"><text:tab/>printf("ENTER A CHARACTER TO EXIT: ");</text:p>
      <text:p text:style-name="P23"><text:tab/>scanf(" %c", &amp;exit);</text:p>
      <text:p text:style-name="P23"/>
      <text:p text:style-name="P23"><text:tab/>return ++count;</text:p>
      <text:p text:style-name="P23"/>
      <text:p text:style-name="P23">}</text:p>
      <text:p text:style-name="P23"/>
      <text:p text:style-name="P23">void sell_drug(struct Medicine m[], int count)</text:p>
      <text:p text:style-name="P23">{</text:p>
      <text:p text:style-name="P23"/>
      <text:p text:style-name="P23"><text:tab/>system("clear");<text:tab/></text:p>
      <text:p text:style-name="P23"/>
      <text:p text:style-name="P23"><text:tab/>printf("+----------------------------+\n");</text:p>
      <text:p text:style-name="P23"><text:tab/>printf("\tSELL DRUG\n");</text:p>
      <text:p text:style-name="P23"><text:tab/>printf("+----------------------------+\n\n");</text:p>
      <text:p text:style-name="P23"/>
      <text:p text:style-name="P23"><text:tab/>char drug_ID[ws], exit;</text:p>
      <text:p text:style-name="P23"><text:tab/>long int quantity;</text:p>
      <text:p text:style-name="P23"><text:tab/>int flag=0;</text:p>
      <text:p text:style-name="P23"/>
      <text:p text:style-name="P23"><text:tab/>printf("Enter Drug ID: ");</text:p>
      <text:p text:style-name="P23"><text:tab/>scanf(" %[^\n]%*c", drug_ID);</text:p>
      <text:p text:style-name="P23"/>
      <text:p text:style-name="P23"><text:tab/>for(int i=0; i&lt;count; i++)</text:p>
      <text:p text:style-name="P23"><text:tab/>{</text:p>
      <text:p text:style-name="P23"><text:tab/><text:tab/>if(strcmp(m[i].ID, drug_ID)==0)</text:p>
      <text:p text:style-name="P23"><text:tab/><text:tab/>{</text:p>
      <text:p text:style-name="P23"><text:tab/><text:tab/><text:tab/>flag=1;</text:p>
      <text:p text:style-name="P23"><text:tab/><text:tab/><text:tab/>printf("Current Stock: %ld\n", m[i].Stock);</text:p>
      <text:p text:style-name="P23"/>
      <text:p text:style-name="P23"><text:tab/><text:tab/><text:tab/>printf("\nSell quantity: ");</text:p>
      <text:p text:style-name="P23"><text:tab/><text:tab/><text:tab/>scanf("%ld", &amp;quantity);</text:p>
      <text:p text:style-name="P23"/>
      <text:p text:style-name="P23"><text:tab/><text:tab/><text:tab/>if(quantity&gt; m[i].Stock)</text:p>
      <text:p text:style-name="P23"><text:tab/><text:tab/><text:tab/><text:tab/>printf("\n\nSTOCK INSUFFICIENT......!!\n");</text:p>
      <text:p text:style-name="P23"><text:soft-page-break/></text:p>
      <text:p text:style-name="P23"><text:tab/><text:tab/><text:tab/>else</text:p>
      <text:p text:style-name="P23"><text:tab/><text:tab/><text:tab/>{</text:p>
      <text:p text:style-name="P23"><text:tab/><text:tab/><text:tab/><text:tab/>m[i].Stock-=quantity;</text:p>
      <text:p text:style-name="P23"/>
      <text:p text:style-name="P23"><text:tab/><text:tab/><text:tab/><text:tab/>printf("Updated Stock: %ld\n", m[i].Stock);</text:p>
      <text:p text:style-name="P23"/>
      <text:p text:style-name="P23"><text:tab/><text:tab/><text:tab/><text:tab/><text:span text:style-name="T7">if(m[i].Stock&lt;5)</text:span></text:p>
      <text:p text:style-name="P23"><text:tab/><text:tab/><text:tab/><text:tab/><text:tab/><text:span text:style-name="T7">printf(“\nSTOCK LOW............!!\n”);</text:span></text:p>
      <text:p text:style-name="P23"><text:tab/><text:tab/><text:tab/>}</text:p>
      <text:p text:style-name="P23"><text:tab/><text:tab/>}</text:p>
      <text:p text:style-name="P23"><text:tab/>}</text:p>
      <text:p text:style-name="P23"/>
      <text:p text:style-name="P23"><text:tab/>if(flag==<text:span text:style-name="T9">1</text:span>)</text:p>
      <text:p text:style-name="P23"><text:tab/><text:tab/>printf("\n\nDRUG SOLD SUCCESSFULLY......!!!\n");</text:p>
      <text:p text:style-name="P23"/>
      <text:p text:style-name="P23"><text:tab/>else</text:p>
      <text:p text:style-name="P23"><text:tab/>{<text:tab/>printf("\n\nINVALID DRUG ID....!!!\n");</text:p>
      <text:p text:style-name="P23"><text:tab/><text:tab/>printf("DRUG NOT FOUND......!!\n");</text:p>
      <text:p text:style-name="P23"><text:tab/>}</text:p>
      <text:p text:style-name="P23"/>
      <text:p text:style-name="P23"><text:tab/>printf("ENTER A CHARACTER TO EXIT: ");</text:p>
      <text:p text:style-name="P23"><text:tab/>scanf(" %c", &amp;exit);</text:p>
      <text:p text:style-name="P23">}</text:p>
      <text:p text:style-name="P23"/>
      <text:p text:style-name="P23">void check_availability(struct Medicine m[], int count)</text:p>
      <text:p text:style-name="P23">{</text:p>
      <text:p text:style-name="P23"><text:tab/>system("clear");</text:p>
      <text:p text:style-name="P23"/>
      <text:p text:style-name="P23"><text:tab/>printf("+----------------------------+\n");</text:p>
      <text:p text:style-name="P23"><text:tab/>printf("\tDRUG AVAILABILITY\n");</text:p>
      <text:p text:style-name="P23"><text:tab/>printf("+----------------------------+\n\n");<text:tab/></text:p>
      <text:p text:style-name="P23"/>
      <text:p text:style-name="P23"><text:tab/>char drug_ID[ws], exit;</text:p>
      <text:p text:style-name="P23"><text:tab/>int flag=0;</text:p>
      <text:p text:style-name="P23"><text:tab/></text:p>
      <text:p text:style-name="P23"><text:tab/>printf("Enter Drug ID: ");</text:p>
      <text:p text:style-name="P23"><text:tab/>scanf(" %[^\n]%*c", drug_ID);</text:p>
      <text:p text:style-name="P23"/>
      <text:p text:style-name="P23"><text:tab/>for(int i=0; i&lt;count; i++)</text:p>
      <text:p text:style-name="P23"><text:tab/>{<text:tab/>if(strcmp(m[i].ID, drug_ID)==0)</text:p>
      <text:p text:style-name="P23"><text:tab/><text:tab/>{<text:tab/>printf("Current Stock: %ld\n", m[i].Stock);</text:p>
      <text:p text:style-name="P23"><text:tab/><text:tab/><text:tab/>flag=1;</text:p>
      <text:p text:style-name="P23"><text:tab/><text:tab/><text:tab/>break;</text:p>
      <text:p text:style-name="P23"><text:tab/><text:tab/>}</text:p>
      <text:p text:style-name="P23"><text:tab/>}</text:p>
      <text:p text:style-name="P23"/>
      <text:p text:style-name="P23"><text:tab/>if(flag==1)</text:p>
      <text:p text:style-name="P23"><text:tab/><text:tab/>printf("\n\nDRUG FOUND......!!!\n");</text:p>
      <text:p text:style-name="P23"><text:soft-page-break/><text:tab/>else</text:p>
      <text:p text:style-name="P23"><text:tab/>{<text:tab/>printf("\n\nINVALID DRUG ID......!!!\n");</text:p>
      <text:p text:style-name="P23"><text:tab/><text:tab/>printf("DRUG NOT FOUND........!!!\n");</text:p>
      <text:p text:style-name="P23"><text:tab/>}</text:p>
      <text:p text:style-name="P23"/>
      <text:p text:style-name="P23"><text:tab/>printf("\n\nENTER A CHARACTER TO EXIT: ");</text:p>
      <text:p text:style-name="P23"><text:tab/>scanf(" %c", &amp;exit);</text:p>
      <text:p text:style-name="P23"><text:tab/></text:p>
      <text:p text:style-name="P23">}</text:p>
      <text:p text:style-name="P23"/>
      <text:p text:style-name="P23">void display_table(struct Medicine m[], int N)</text:p>
      <text:p text:style-name="P23">{</text:p>
      <text:p text:style-name="P23"><text:tab/>int ID_width= strlen(m[0].ID);</text:p>
      <text:p text:style-name="P23"><text:tab/>for(int i=1; i&lt;N; i++)</text:p>
      <text:p text:style-name="P23"><text:tab/><text:tab/>if(strlen(m[i].ID)&gt;ID_width)</text:p>
      <text:p text:style-name="P23"><text:tab/><text:tab/><text:tab/>ID_width=strlen(m[i].ID);</text:p>
      <text:p text:style-name="P23"/>
      <text:p text:style-name="P23"><text:tab/>int nwidth= strlen(m[0].Name);</text:p>
      <text:p text:style-name="P23"><text:tab/>for(int i=1; i&lt;N; i++)</text:p>
      <text:p text:style-name="P23"><text:tab/><text:tab/>if(strlen(m[i].Name)&gt;nwidth)</text:p>
      <text:p text:style-name="P23"><text:tab/><text:tab/><text:tab/>nwidth=strlen(m[i].Name);</text:p>
      <text:p text:style-name="P23"/>
      <text:p text:style-name="P23"><text:tab/>int vwidth= strlen(m[0].Vendor);</text:p>
      <text:p text:style-name="P23"><text:tab/>for(int i=1; i&lt;N; i++)</text:p>
      <text:p text:style-name="P23"><text:tab/><text:tab/>if(strlen(m[i].Vendor)&gt;vwidth)</text:p>
      <text:p text:style-name="P23"><text:tab/><text:tab/><text:tab/>vwidth=strlen(m[i].Vendor);</text:p>
      <text:p text:style-name="P23"/>
      <text:p text:style-name="P23"><text:tab/>char ID[]="DRUG ID", nm[]="NAME", ve[]="VENDOR", ma[]="MANUFACTURE DATE", ex[]="EXPIRY DATE", co[]="COST", st[]="STOCK", exit;</text:p>
      <text:p text:style-name="P23"/>
      <text:p text:style-name="P23"><text:tab/>printf("%-*s%-*s%-*s%-19s%-14s%-8s%-8s\n", ID_width+4, ID, nwidth+4, nm, vwidth+4, ve, ma, ex, co, st);</text:p>
      <text:p text:style-name="P23"/>
      <text:p text:style-name="P23"><text:tab/>for(int i=0; i&lt;N; i++)</text:p>
      <text:p text:style-name="P23"><text:tab/>{<text:tab/><text:tab/>printf("%-*s%-*s%-*s%-5d%-5d%-9d%-4d%-4d%-6d%-8.2f%-8ld\n", ID_width+4, m[i].ID, nwidth+4, m[i].Name, vwidth+4, m[i].Vendor, m[i].Manufacture.day, m[i].Manufacture.month, m[i].Manufacture.year, m[i].Expiry.day, m[i].Expiry.month, m[i].Expiry.year, m[i].Cost, m[i].Stock);</text:p>
      <text:p text:style-name="P23"/>
      <text:p text:style-name="P23"><text:tab/>}</text:p>
      <text:p text:style-name="P23"/>
      <text:p text:style-name="P23"><text:tab/>printf("\n\nENTER A CHARACTER TO EXIT: ");</text:p>
      <text:p text:style-name="P23"><text:tab/>scanf(" %c", &amp;exit);</text:p>
      <text:p text:style-name="P23"/>
      <text:p text:style-name="P23">}</text:p>
      <text:p text:style-name="P23"/>
      <text:p text:style-name="P23">int main()</text:p>
      <text:p text:style-name="P23">{<text:tab/></text:p>
      <text:p text:style-name="P23"><text:tab/>struct Medicine m[5];</text:p>
      <text:p text:style-name="P23"><text:soft-page-break/><text:tab/>char choice;</text:p>
      <text:p text:style-name="P23"><text:tab/>static int count=1;</text:p>
      <text:p text:style-name="P23"/>
      <text:p text:style-name="P23"><text:tab/>do</text:p>
      <text:p text:style-name="P23"><text:tab/>{</text:p>
      <text:p text:style-name="P23"><text:tab/><text:tab/>system("clear");</text:p>
      <text:p text:style-name="P23"/>
      <text:p text:style-name="P23"><text:tab/><text:tab/>printf("+----------------------------+\n");</text:p>
      <text:p text:style-name="P23"><text:tab/><text:tab/>printf("\tADMIN OPTIONS\n");</text:p>
      <text:p text:style-name="P23"><text:tab/><text:tab/>printf("+----------------------------+\n\n");</text:p>
      <text:p text:style-name="P23"/>
      <text:p text:style-name="P23"><text:tab/><text:tab/>printf("1. Buy New Drug\n\n");</text:p>
      <text:p text:style-name="P23"><text:tab/><text:tab/>printf("2. Sell Drug\n\n");</text:p>
      <text:p text:style-name="P23"><text:tab/><text:tab/>printf("3. Check Drug Avalaibilty\n\n");</text:p>
      <text:p text:style-name="P23"><text:tab/><text:tab/>printf("4. Display Drug Details Table\n\n");</text:p>
      <text:p text:style-name="P23"><text:tab/><text:tab/>printf("5. EXIT\n\n");<text:tab/></text:p>
      <text:p text:style-name="P23"/>
      <text:p text:style-name="P23"><text:tab/><text:tab/>printf("\n\nENTER choice: ");</text:p>
      <text:p text:style-name="P23"><text:tab/><text:tab/>scanf(" %c", &amp;choice);</text:p>
      <text:p text:style-name="P23"/>
      <text:p text:style-name="P23"><text:tab/><text:tab/>switch(choice)</text:p>
      <text:p text:style-name="P23"><text:tab/><text:tab/>{</text:p>
      <text:p text:style-name="P23"><text:tab/><text:tab/><text:tab/>case '1':<text:tab/>count=buy_drug(m, count);</text:p>
      <text:p text:style-name="P23"><text:tab/><text:tab/><text:tab/><text:tab/><text:tab/>break;</text:p>
      <text:p text:style-name="P23"><text:tab/><text:tab/></text:p>
      <text:p text:style-name="P23"><text:tab/><text:tab/><text:tab/>case '2':<text:tab/>sell_drug(m, count);</text:p>
      <text:p text:style-name="P23"><text:tab/><text:tab/><text:tab/><text:tab/><text:tab/>break;</text:p>
      <text:p text:style-name="P23"/>
      <text:p text:style-name="P23"><text:tab/><text:tab/><text:tab/>case '3':<text:tab/>check_availability(m, count);</text:p>
      <text:p text:style-name="P23"><text:tab/><text:tab/><text:tab/><text:tab/><text:tab/>break;</text:p>
      <text:p text:style-name="P23"/>
      <text:p text:style-name="P23"><text:tab/><text:tab/><text:tab/>case '4':<text:tab/>display_table(m, count);</text:p>
      <text:p text:style-name="P23"><text:tab/><text:tab/><text:tab/><text:tab/><text:tab/>break;</text:p>
      <text:p text:style-name="P23"/>
      <text:p text:style-name="P23"><text:tab/><text:tab/><text:tab/>case '5':<text:tab/>return 0;</text:p>
      <text:p text:style-name="P23"><text:tab/><text:tab/><text:tab/><text:tab/><text:tab/>break;</text:p>
      <text:p text:style-name="P23"/>
      <text:p text:style-name="P23"><text:tab/><text:tab/><text:tab/>default: printf("INVALID OPTION .....!!!!!\n\n");</text:p>
      <text:p text:style-name="P23"/>
      <text:p text:style-name="P23"><text:tab/><text:tab/>}</text:p>
      <text:p text:style-name="P23"><text:tab/>}while(choice!=5);</text:p>
      <text:p text:style-name="P23">}</text:p>
      <text:p text:style-name="P32"/>
      <text:p text:style-name="P21">OUTPUT:</text:p>
      <text:p text:style-name="P21"/>
      <text:p text:style-name="P26">+----------------------------+ <text:s text:c="188"/>ADMIN OPTIONS <text:s text:c="189"/>+----------------------------+ <text:s text:c="391"/>1. Buy New Drug <text:s text:c="406"/><text:soft-page-break/>2. Sell Drug <text:s text:c="409"/>3. Check Drug Avalaibilty <text:s text:c="396"/>4. Display Drug Details Table <text:s text:c="392"/>5. EXIT <text:s text:c="836"/></text:p>
      <text:p text:style-name="P26"/>
      <text:p text:style-name="P26">ENTER choice: 1 <text:s text:c="617"/></text:p>
      <text:p text:style-name="P26"/>
      <text:p text:style-name="P26">CHECKING IF DRUG EXISTS <text:s text:c="398"/></text:p>
      <text:p text:style-name="P26"/>
      <text:p text:style-name="P26">Enter Drug ID: D001 <text:s text:c="6"/></text:p>
      <text:p text:style-name="P26"/>
      <text:p text:style-name="P27">+----------------------------+ <text:s text:c="188"/>NEW DRUG DETAILS <text:s text:c="186"/>+----------------------------+ <text:s text:c="391"/>Drug ID: D001 <text:s text:c="197"/>Name: Crocin <text:s text:c="198"/>Vendor: Sippy Medicals <text:s text:c="188"/>DATE OF MANUFATURE IN dd/mm/yyyy FORMAT <text:s text:c="171"/>23 01 2017 <text:s text:c="200"/>EXPIRY DATE IN dd/mm/yyyy FORMAT <text:s text:c="178"/>23 01 2019 <text:s text:c="200"/>Cost: 200 <text:s text:c="201"/>Stock: 15 <text:s text:c="4"/></text:p>
      <text:p text:style-name="P27"/>
      <text:p text:style-name="P27"><text:s text:c="619"/>NEW DRUG ENTRY SUCCESSFUL......!!! <text:s text:c="7"/></text:p>
      <text:p text:style-name="P27"><text:s text:c="169"/>ENTER A CHARACTER TO EXIT: Q</text:p>
      <text:p text:style-name="P27"/>
      <text:p text:style-name="P28">+----------------------------+ <text:s text:c="188"/>SELL DRUG <text:s text:c="193"/>+----------------------------+ <text:s text:c="391"/>Enter Drug ID: D001 <text:s text:c="191"/>Current Stock: 15 <text:s text:c="404"/></text:p>
      <text:p text:style-name="P28"/>
      <text:p text:style-name="P28">Sell quantity: 14 <text:s text:c="193"/>Updated Stock: 1 <text:s text:c="616"/></text:p>
      <text:p text:style-name="P28"/>
      <text:p text:style-name="P28"><text:s/><text:span text:style-name="T7">STOCK LOW............!!</text:span></text:p>
      <text:p text:style-name="P28"/>
      <text:p text:style-name="P28">DRUG SOLD SUCCESSFULLY......!!!</text:p>
      <text:p text:style-name="P28"><text:s text:c="178"/>ENTER A CHARACTER TO EXIT: <text:span text:style-name="T10">Q</text:span></text:p>
      <text:p text:style-name="P28"/>
      <text:p text:style-name="P29">+----------------------------+ <text:s text:c="188"/>DRUG AVAILABILITY <text:s text:c="185"/>+----------------------------+ <text:s text:c="391"/>Enter Drug ID: D001 <text:s text:c="191"/>Current Stock: 1 <text:s text:c="616"/><text:soft-page-break/>DRUG FOUND......!!! <text:s text:c="613"/>ENTER A CHARACTER TO EXIT: <text:s/><text:span text:style-name="T11">Q</text:span></text:p>
      <text:p text:style-name="P29"/>
      <text:p text:style-name="P29"><text:span text:style-name="T11">ENTER choice: 4 <text:s text:c="195"/>DRUG ID <text:s text:c="2"/>NAME <text:s text:c="5"/>VENDOR <text:s text:c="14"/>MANUFACTURE DATE <text:s text:c="2"/>EXPIRY DATE <text:s text:c="2"/>COST <text:s text:c="3"/>STOCK <text:s text:c="126"/>D001 <text:s text:c="5"/>Crocin <text:s text:c="8"/>Sippy Medicals <text:s text:c="3"/>23 <text:s text:c="2"/>1 <text:s text:c="3"/>2017 <text:s text:c="18"/>23 <text:s/>1 <text:s text:c="2"/>2019 <text:s text:c="5"/>200.00 <text:s text:c="2"/>1 </text:span></text:p>
      <text:p text:style-name="P16"/>
      <text:p text:style-name="P12">3. Define a data type for Date having 3 members namely day, month and year. Define a data type for Student with members rollnum, name, marks[5], totalMarks, rank, dateofbirth (of type Date), age, gender. Use an enumerated data type for gender with values MALE, FEMALE, TRANSGENDER. Write a C program that gets data for N students and computes and display the rank of the students. Use array of structures. Write a C function that takes an array of structures of students and compute their rank. If total marks of M students are same and get the same rank R, then assign R+M as the rank for next student. Write another C function that prints the mark sheet of a particular student with all the details in a proper format designed by you.</text:p>
      <text:p text:style-name="P21"/>
      <text:p text:style-name="P5"><text:span text:style-name="T1">PROGRAM NAME</text:span><text:span text:style-name="T3">:</text:span><text:span text:style-name="T4"> <text:s/>student marksheet</text:span></text:p>
      <text:p text:style-name="P5"/>
      <text:p text:style-name="P11"><text:span text:style-name="T2">PROGRAM</text:span><text:span text:style-name="T5">:</text:span></text:p>
      <text:p text:style-name="P5"/>
      <text:p text:style-name="P24">#include&lt;stdio.h&gt;</text:p>
      <text:p text:style-name="P13">#include&lt;string.h&gt;</text:p>
      <text:p text:style-name="P13">#include&lt;stdlib.h&gt;</text:p>
      <text:p text:style-name="P13"/>
      <text:p text:style-name="P13">#define size 45</text:p>
      <text:p text:style-name="P13"/>
      <text:p text:style-name="P13">struct Date</text:p>
      <text:p text:style-name="P13">{</text:p>
      <text:p text:style-name="P13"><text:tab/>int day;</text:p>
      <text:p text:style-name="P13"><text:tab/>int month;</text:p>
      <text:p text:style-name="P13"><text:tab/>int year;</text:p>
      <text:p text:style-name="P13">};</text:p>
      <text:p text:style-name="P13"/>
      <text:p text:style-name="P13">struct Student</text:p>
      <text:p text:style-name="P13">{</text:p>
      <text:p text:style-name="P13"><text:tab/>char rollnum[size];</text:p>
      <text:p text:style-name="P13"><text:tab/>char name[size];</text:p>
      <text:p text:style-name="P13"><text:tab/>float marks[5];</text:p>
      <text:p text:style-name="P13"><text:tab/>float totalMarks;</text:p>
      <text:p text:style-name="P13"><text:tab/>int rank;</text:p>
      <text:p text:style-name="P13"><text:tab/>struct Date dateofbirth;</text:p>
      <text:p text:style-name="P13"><text:tab/>int age;</text:p>
      <text:p text:style-name="P13"><text:tab/>char gender[size]; </text:p>
      <text:p text:style-name="P13">};</text:p>
      <text:p text:style-name="P13"/>
      <text:p text:style-name="P13">void input(struct Student *s, int N)</text:p>
      <text:p text:style-name="P13">{</text:p>
      <text:p text:style-name="P13"><text:tab/>printf("\nSTUDENT DETAILS ENTRY\n\n");</text:p>
      <text:p text:style-name="P13"/>
      <text:p text:style-name="P13"><text:soft-page-break/><text:tab/>for(int i=0; i&lt;N; i++)</text:p>
      <text:p text:style-name="P13"><text:tab/>{<text:tab/></text:p>
      <text:p text:style-name="P13"><text:tab/><text:tab/>float sum=0;</text:p>
      <text:p text:style-name="P13"/>
      <text:p text:style-name="P13"><text:tab/><text:tab/>printf("STUDENT %d\n", i+1);</text:p>
      <text:p text:style-name="P13"><text:tab/></text:p>
      <text:p text:style-name="P13"><text:tab/><text:tab/>printf("Roll No: ");</text:p>
      <text:p text:style-name="P13"><text:tab/><text:tab/>scanf("%s", (s+i)-&gt;rollnum);</text:p>
      <text:p text:style-name="P13"/>
      <text:p text:style-name="P13"><text:tab/><text:tab/>printf("Name: ");</text:p>
      <text:p text:style-name="P13"><text:tab/><text:tab/>scanf(" %[^\n]%*c", (s+i)-&gt;name);</text:p>
      <text:p text:style-name="P13"/>
      <text:p text:style-name="P13"><text:tab/><text:tab/>printf("MARKS OBTAINED\n");</text:p>
      <text:p text:style-name="P13"><text:tab/><text:tab/>for(int j=0; j&lt;5; j++)</text:p>
      <text:p text:style-name="P13"><text:tab/><text:tab/>{</text:p>
      <text:p text:style-name="P13"><text:tab/><text:tab/><text:tab/>printf("Mark %d: ", j+1);</text:p>
      <text:p text:style-name="P13"><text:tab/><text:tab/><text:tab/>scanf("%f", &amp;(s+i)-&gt;marks[j]);</text:p>
      <text:p text:style-name="P13"><text:tab/><text:tab/><text:tab/></text:p>
      <text:p text:style-name="P13"><text:tab/><text:tab/><text:tab/>sum+=(s+i)-&gt;marks[j];</text:p>
      <text:p text:style-name="P13"><text:tab/><text:tab/>}</text:p>
      <text:p text:style-name="P13"/>
      <text:p text:style-name="P13"><text:tab/><text:tab/>(s+i)-&gt;totalMarks=sum;</text:p>
      <text:p text:style-name="P13"><text:tab/><text:tab/></text:p>
      <text:p text:style-name="P13"><text:tab/><text:tab/>printf("DATE OF BIRTH in dd mm yyyy FORMAT:\n");</text:p>
      <text:p text:style-name="P13"><text:tab/><text:tab/>scanf("%d %d %d", &amp;(s+i)-&gt;dateofbirth.day, &amp;(s+i)-&gt;dateofbirth.month, &amp;(s+i)-&gt;dateofbirth.year);</text:p>
      <text:p text:style-name="P13"><text:tab/><text:tab/></text:p>
      <text:p text:style-name="P13"><text:tab/><text:tab/>printf("Age: ");</text:p>
      <text:p text:style-name="P13"><text:tab/><text:tab/>scanf("%d", &amp;(s+i)-&gt;age);<text:tab/></text:p>
      <text:p text:style-name="P13"><text:tab/></text:p>
      <text:p text:style-name="P13"><text:tab/><text:tab/>printf("Gender: ");</text:p>
      <text:p text:style-name="P13"><text:tab/><text:tab/>scanf(" %[^\n]%*c", (s+i)-&gt;gender);</text:p>
      <text:p text:style-name="P13"/>
      <text:p text:style-name="P13"><text:tab/><text:tab/>printf("\n");</text:p>
      <text:p text:style-name="P13"><text:tab/>}<text:tab/></text:p>
      <text:p text:style-name="P13">}</text:p>
      <text:p text:style-name="P13"/>
      <text:p text:style-name="P13">void sort(struct Student *s, int N)</text:p>
      <text:p text:style-name="P13">{</text:p>
      <text:p text:style-name="P13"><text:tab/>struct Student small;</text:p>
      <text:p text:style-name="P13"><text:tab/></text:p>
      <text:p text:style-name="P13"><text:tab/>for(int i=1; i&lt;N; i++)</text:p>
      <text:p text:style-name="P13"><text:tab/>{</text:p>
      <text:p text:style-name="P13"><text:tab/><text:tab/>int j=i-1;</text:p>
      <text:p text:style-name="P13"><text:tab/><text:tab/>small=s[i];</text:p>
      <text:p text:style-name="P13"/>
      <text:p text:style-name="P13"><text:tab/><text:tab/>while((small.totalMarks&gt;((s+j)-&gt;totalMarks))&amp;&amp;(j&gt;=0))</text:p>
      <text:p text:style-name="P13"><text:tab/><text:tab/>{</text:p>
      <text:p text:style-name="P13"><text:tab/><text:tab/><text:tab/>s[j+1]=s[j];</text:p>
      <text:p text:style-name="P13"><text:soft-page-break/><text:tab/><text:tab/><text:tab/>j--;</text:p>
      <text:p text:style-name="P13"><text:tab/><text:tab/>}</text:p>
      <text:p text:style-name="P13"><text:tab/><text:tab/></text:p>
      <text:p text:style-name="P13"><text:tab/><text:tab/>s[j+1]=small;</text:p>
      <text:p text:style-name="P13"><text:tab/>}<text:tab/></text:p>
      <text:p text:style-name="P13">}</text:p>
      <text:p text:style-name="P13"/>
      <text:p text:style-name="P13">void rank(struct Student *s, int N)</text:p>
      <text:p text:style-name="P13">{</text:p>
      <text:p text:style-name="P13"><text:tab/>sort(s, N);</text:p>
      <text:p text:style-name="P13"/>
      <text:p text:style-name="P13"><text:tab/>int count=0, pos=1;</text:p>
      <text:p text:style-name="P13"><text:tab/>float next=(s+0)-&gt;totalMarks;</text:p>
      <text:p text:style-name="P13"/>
      <text:p text:style-name="P13"><text:tab/>for(int i=0; i&lt;N; i++)</text:p>
      <text:p text:style-name="P13"><text:tab/>{</text:p>
      <text:p text:style-name="P13"><text:tab/><text:tab/>if(((s+i)-&gt;totalMarks)&lt;next)<text:tab/></text:p>
      <text:p text:style-name="P13"><text:tab/><text:tab/>{</text:p>
      <text:p text:style-name="P13"><text:tab/><text:tab/><text:tab/>next=(s+i)-&gt;totalMarks;</text:p>
      <text:p text:style-name="P13"><text:tab/><text:tab/><text:tab/>pos+=count;</text:p>
      <text:p text:style-name="P13"><text:tab/><text:tab/><text:tab/>count=0;</text:p>
      <text:p text:style-name="P13"><text:tab/><text:tab/>}</text:p>
      <text:p text:style-name="P13"><text:tab/><text:tab/></text:p>
      <text:p text:style-name="P13"><text:tab/><text:tab/>(s+i)-&gt;rank=pos;</text:p>
      <text:p text:style-name="P13"><text:tab/><text:tab/>count++;</text:p>
      <text:p text:style-name="P13"><text:tab/>}<text:tab/></text:p>
      <text:p text:style-name="P13">}</text:p>
      <text:p text:style-name="P13"/>
      <text:p text:style-name="P13">void output(struct Student *s, int N)</text:p>
      <text:p text:style-name="P13">{</text:p>
      <text:p text:style-name="P13"><text:tab/>printf("\nAVAILABLE STUDENT DETAILS\n\n");</text:p>
      <text:p text:style-name="P13"/>
      <text:p text:style-name="P13"><text:tab/>for(int i=0; i&lt;N; i++)</text:p>
      <text:p text:style-name="P13"><text:tab/>{<text:tab/>printf("STUDENT %d\n", i+1);</text:p>
      <text:p text:style-name="P13"><text:tab/></text:p>
      <text:p text:style-name="P13"><text:tab/><text:tab/>printf("Roll No: %s\n", (s+i)-&gt;rollnum);</text:p>
      <text:p text:style-name="P13"><text:tab/><text:tab/></text:p>
      <text:p text:style-name="P13"><text:tab/><text:tab/>printf("Name: %s\n", (s+i)-&gt;name);</text:p>
      <text:p text:style-name="P13"/>
      <text:p text:style-name="P13"><text:tab/><text:tab/>printf("MARKS OBTAINED\n");</text:p>
      <text:p text:style-name="P13"><text:tab/><text:tab/>for(int j=0; j&lt;5; j++)</text:p>
      <text:p text:style-name="P13"><text:tab/><text:tab/><text:tab/>printf("Mark %d: %.2f\n", j+1, (s+i)-&gt;marks[j]);</text:p>
      <text:p text:style-name="P13"><text:tab/><text:tab/><text:tab/></text:p>
      <text:p text:style-name="P13"><text:tab/><text:tab/>printf("Total Marks: %.2f\n", (s+i)-&gt;totalMarks);</text:p>
      <text:p text:style-name="P13"><text:tab/><text:tab/></text:p>
      <text:p text:style-name="P13"><text:tab/><text:tab/>printf("Date of Birth: %d-%d-%d\n", (s+i)-&gt;dateofbirth.day, (s+i)-&gt;dateofbirth.month, (s+i)-&gt;dateofbirth.year);</text:p>
      <text:p text:style-name="P13"/>
      <text:p text:style-name="P13"><text:tab/><text:tab/>printf("Age: %d\n", (s+i)-&gt;age);</text:p>
      <text:p text:style-name="P13"><text:soft-page-break/></text:p>
      <text:p text:style-name="P13"><text:tab/><text:tab/>printf("Gender: %s\n", (s+i)-&gt;gender);</text:p>
      <text:p text:style-name="P13"/>
      <text:p text:style-name="P13"><text:tab/><text:tab/>printf("Rank: %d\n", (s+i)-&gt;rank);</text:p>
      <text:p text:style-name="P13"/>
      <text:p text:style-name="P13"><text:tab/><text:tab/>printf("\n");</text:p>
      <text:p text:style-name="P13"><text:tab/>}<text:tab/></text:p>
      <text:p text:style-name="P13">}</text:p>
      <text:p text:style-name="P13"/>
      <text:p text:style-name="P13">void marksheet(char roll[], struct Student *s, int N)</text:p>
      <text:p text:style-name="P13">{</text:p>
      <text:p text:style-name="P13"><text:tab/>for(int i=0; i&lt;N; i++)</text:p>
      <text:p text:style-name="P13"><text:tab/>{</text:p>
      <text:p text:style-name="P13"><text:tab/><text:tab/>if(strcmp(roll, (s+i)-&gt;rollnum)==0)</text:p>
      <text:p text:style-name="P13"><text:tab/><text:tab/>{</text:p>
      <text:p text:style-name="P13"><text:tab/><text:tab/><text:tab/>int nwidth= strlen((s+i)-&gt;name), rwidth= strlen((s+i)-&gt;rollnum);</text:p>
      <text:p text:style-name="P13"/>
      <text:p text:style-name="P13"><text:tab/><text:tab/><text:tab/>char nm[]="NAME", rn[]="ROLL", r[]="RANK", to[]="TOTAL", ma[]="MARKS OBTAINED IN FIVE SUBJECTS";</text:p>
      <text:p text:style-name="P13"><text:tab/></text:p>
      <text:p text:style-name="P13"><text:tab/><text:tab/><text:tab/>printf("\n%-*s%-*s%-7s%-9s%-9s\n\n", rwidth+6, rn, nwidth+4, nm, r, to, ma);</text:p>
      <text:p text:style-name="P13"/>
      <text:p text:style-name="P13"><text:tab/><text:tab/><text:tab/></text:p>
      <text:p text:style-name="P13"><text:tab/><text:tab/><text:tab/>printf("%-*s%-*s%-7d%-9.2f", rwidth+6, (s+i)-&gt;rollnum, nwidth+4, (s+i)-&gt;name, (s+i)-&gt;rank, (s+i)-&gt;totalMarks);</text:p>
      <text:p text:style-name="P13"/>
      <text:p text:style-name="P13"><text:tab/><text:tab/><text:tab/>for(int j=0; j&lt;5; j++)</text:p>
      <text:p text:style-name="P13"><text:tab/><text:tab/><text:tab/><text:tab/>printf("%-9.2f", (s+i)-&gt;marks[j]);</text:p>
      <text:p text:style-name="P13"/>
      <text:p text:style-name="P13"><text:tab/><text:tab/><text:tab/>printf("\n");</text:p>
      <text:p text:style-name="P13"/>
      <text:p text:style-name="P13"><text:tab/><text:tab/>}</text:p>
      <text:p text:style-name="P13"><text:tab/>}</text:p>
      <text:p text:style-name="P13">}</text:p>
      <text:p text:style-name="P13"/>
      <text:p text:style-name="P13">int main()</text:p>
      <text:p text:style-name="P13">{</text:p>
      <text:p text:style-name="P13"><text:tab/>struct Student *s;</text:p>
      <text:p text:style-name="P13"><text:tab/>int N;</text:p>
      <text:p text:style-name="P13"><text:tab/>char key[size], choice='C';</text:p>
      <text:p text:style-name="P13"/>
      <text:p text:style-name="P13"><text:tab/>printf("Enter the number of student records: ");</text:p>
      <text:p text:style-name="P13"><text:tab/>scanf("%d", &amp;N);</text:p>
      <text:p text:style-name="P13"/>
      <text:p text:style-name="P13"><text:tab/>s=(struct Student*)malloc(N*sizeof(struct Student));</text:p>
      <text:p text:style-name="P13"/>
      <text:p text:style-name="P13"><text:tab/>input(s, N);</text:p>
      <text:p text:style-name="P13"/>
      <text:p text:style-name="P13"><text:soft-page-break/><text:tab/>rank(s, N);</text:p>
      <text:p text:style-name="P13"/>
      <text:p text:style-name="P13"><text:tab/>output(s, N);</text:p>
      <text:p text:style-name="P13"/>
      <text:p text:style-name="P13"><text:tab/>while(choice=='C')</text:p>
      <text:p text:style-name="P13"><text:tab/>{<text:tab/>printf("Enter rollnum of student for marksheet: ");</text:p>
      <text:p text:style-name="P13"><text:tab/><text:tab/>scanf(" %[^\n]%*c", key);</text:p>
      <text:p text:style-name="P13"/>
      <text:p text:style-name="P13"><text:tab/><text:tab/>marksheet(key, s, N);</text:p>
      <text:p text:style-name="P13"/>
      <text:p text:style-name="P13"><text:tab/><text:tab/>printf("\nDo you want to continue getting marksheets?\nC: CONTINUE\nE: EXIT\n");</text:p>
      <text:p text:style-name="P13"><text:tab/><text:tab/>scanf(" %c", &amp;choice);</text:p>
      <text:p text:style-name="P13"><text:tab/>}</text:p>
      <text:p text:style-name="P13"/>
      <text:p text:style-name="P13"><text:tab/>free(s);</text:p>
      <text:p text:style-name="P13"/>
      <text:p text:style-name="P13"><text:tab/>return 0;</text:p>
      <text:p text:style-name="P13">}</text:p>
      <text:p text:style-name="P6"/>
      <text:p text:style-name="P21">OUTPUT:</text:p>
      <text:p text:style-name="P21"/>
      <text:p text:style-name="P17">Enter the number of student records: 4 <text:s text:c="383"/>STUDENT DETAILS ENTRY <text:s text:c="400"/>STUDENT 1 <text:s text:c="201"/>Roll No: CS001 <text:s text:c="196"/>Name: Abirami <text:s text:c="197"/>MARKS OBTAINED <text:s text:c="196"/>Mark 1: 14 <text:s text:c="200"/>Mark 2: 45 <text:s text:c="200"/>Mark 3: 67 <text:s text:c="200"/>Mark 4: 45 <text:s text:c="200"/>Mark 5: 36 <text:s text:c="200"/>DATE OF BIRTH in dd mm yyyy FORMAT: <text:s text:c="175"/>16 07 2000 <text:s text:c="200"/>Age: 18 <text:s text:c="203"/>Gender: FEMALE <text:s text:c="407"/></text:p>
      <text:p text:style-name="P17"/>
      <text:p text:style-name="P17">STUDENT 2 <text:s text:c="201"/>Roll No: CS104 <text:s text:c="196"/>Name: Nive <text:s text:c="200"/>MARKS OBTAINED <text:s text:c="196"/>Mark 1: 100 <text:s text:c="199"/>Mark 2: 100 <text:s text:c="199"/>Mark 3: 100 <text:s text:c="199"/>Mark 4: 100 <text:s text:c="199"/>Mark 5: 100 <text:s text:c="199"/>DATE OF BIRTH in dd mm yyyy FORMAT: <text:s text:c="175"/>27 09 2000 <text:s text:c="200"/><text:soft-page-break/>Age: 18 <text:s text:c="203"/>Gender: FEMALE <text:s text:c="407"/></text:p>
      <text:p text:style-name="P17"/>
      <text:p text:style-name="P17">STUDENT 3 <text:s text:c="201"/>Roll No: CH103 <text:s text:c="196"/>Name: Nithila <text:s text:c="197"/>MARKS OBTAINED <text:s text:c="196"/>Mark 1: 0 <text:s text:c="201"/>Mark 2: 12 <text:s text:c="200"/>Mark 3: 22 <text:s text:c="200"/>Mark 4: 100 <text:s text:c="199"/>Mark 5: 1 <text:s text:c="201"/>DATE OF BIRTH in dd mm yyyy FORMAT: <text:s text:c="175"/>01 12 2000 <text:s text:c="200"/>Age: 18 <text:s text:c="203"/>Gender: FEMALE <text:s text:c="407"/></text:p>
      <text:p text:style-name="P17"/>
      <text:p text:style-name="P17">STUDENT 4 <text:s text:c="184"/></text:p>
      <text:p text:style-name="P17">Roll No: CH014 <text:s text:c="196"/>Name: Dakshin <text:s text:c="197"/>MARKS OBTAINED <text:s text:c="196"/>Mark 1: 100 <text:s text:c="199"/>Mark 2: 100 <text:s text:c="199"/>Mark 3: 100 <text:s text:c="199"/>Mark 4: 100 <text:s text:c="199"/>Mark 5: 100 <text:s text:c="199"/>DATE OF BIRTH in dd mm yyyy FORMAT: <text:s text:c="175"/>12 12 2000 <text:s text:c="200"/>Age: 18 <text:s text:c="203"/>Gender: MALE <text:s text:c="620"/></text:p>
      <text:p text:style-name="P17"/>
      <text:p text:style-name="P17">AVAILABLE STUDENT DETAILS <text:s text:c="396"/></text:p>
      <text:p text:style-name="P17"/>
      <text:p text:style-name="P17">STUDENT 1 <text:s text:c="201"/>Roll No: CS104 <text:s text:c="196"/>Name: Nive <text:s text:c="200"/>MARKS OBTAINED <text:s text:c="196"/>Mark 1: 100.00 <text:s text:c="196"/>Mark 2: 100.00 <text:s text:c="196"/>Mark 3: 100.00 <text:s text:c="196"/>Mark 4: 100.00 <text:s text:c="196"/>Mark 5: 100.00 <text:s text:c="196"/>Total Marks: 500.00 <text:s text:c="191"/>Date of Birth: 27-9-2000 <text:s text:c="186"/>Age: 18 <text:s text:c="203"/>Gender: FEMALE <text:s text:c="196"/>Rank: 1 <text:s text:c="414"/></text:p>
      <text:p text:style-name="P17"/>
      <text:p text:style-name="P17">STUDENT 2 <text:s text:c="201"/><text:soft-page-break/>Roll No: CH014 <text:s text:c="196"/>Name: Dakshin <text:s text:c="197"/>MARKS OBTAINED <text:s text:c="196"/>Mark 1: 100.00 <text:s text:c="196"/>Mark 2: 100.00 <text:s text:c="196"/>Mark 3: 100.00 <text:s text:c="196"/>Mark 4: 100.00 <text:s text:c="196"/>Mark 5: 100.00 <text:s text:c="196"/>Total Marks: 500.00 <text:s text:c="191"/>Date of Birth: 12-12-2000 <text:s text:c="185"/>Age: 18 <text:s text:c="203"/>Gender: MALE <text:s text:c="198"/>Rank: 1 <text:s text:c="414"/></text:p>
      <text:p text:style-name="P17"/>
      <text:p text:style-name="P17">STUDENT 3 <text:s text:c="167"/></text:p>
      <text:p text:style-name="P17">Roll No: CS001 <text:s text:c="196"/>Name: Abirami <text:s text:c="197"/>MARKS OBTAINED <text:s text:c="196"/>Mark 1: 14.00 <text:s text:c="197"/>Mark 2: 45.00 <text:s text:c="197"/>Mark 3: 67.00 <text:s text:c="197"/>Mark 4: 45.00 <text:s text:c="197"/>Mark 5: 36.00 <text:s text:c="197"/>Total Marks: 207.00 <text:s text:c="191"/>Date of Birth: 16-7-2000 <text:s text:c="186"/>Age: 18 <text:s text:c="203"/>Gender: FEMALE <text:s text:c="196"/>Rank: 3 <text:s text:c="414"/></text:p>
      <text:p text:style-name="P17"/>
      <text:p text:style-name="P17">STUDENT 4 <text:s text:c="201"/>Roll No: CH103 <text:s text:c="196"/>Name: Nithila <text:s text:c="197"/>MARKS OBTAINED <text:s text:c="196"/>Mark 1: 0.00 <text:s text:c="198"/>Mark 2: 12.00 <text:s text:c="197"/>Mark 3: 22.00 <text:s text:c="197"/>Mark 4: 100.00 <text:s text:c="196"/>Mark 5: 1.00 <text:s text:c="198"/>Total Marks: 135.00 <text:s text:c="191"/>Date of Birth: 1-12-2000 <text:s text:c="186"/>Age: 18 <text:s text:c="203"/>Gender: FEMALE <text:s text:c="196"/>Rank: 4 <text:s text:c="414"/></text:p>
      <text:p text:style-name="P17"/>
      <text:p text:style-name="P17">Enter rollnum of student for marksheet: CS104 <text:s text:c="376"/></text:p>
      <text:p text:style-name="P17"/>
      <text:p text:style-name="P17">ROLL <text:s text:c="6"/>NAME <text:s text:c="3"/>RANK <text:s text:c="2"/>TOTAL <text:s text:c="3"/>MARKS OBTAINED IN FIVE SUBJECTS <text:s text:c="355"/>CS104 <text:s text:c="4"/>Nive <text:s text:c="7"/>1 <text:s text:c="10"/>500.00 <text:s text:c="2"/>100.00 <text:s text:c="2"/>100.00 <text:s text:c="2"/>100.00 <text:s text:c="2"/>100.00 <text:s text:c="2"/>100.00 <text:s text:c="344"/></text:p>
      <text:p text:style-name="P17"/>
      <text:p text:style-name="P17"><text:soft-page-break/>Do you want to continue getting marksheets? <text:s text:c="167"/>C: CONTINUE <text:s text:c="199"/>E: EXIT <text:s text:c="203"/>C <text:s text:c="209"/></text:p>
      <text:p text:style-name="P17"/>
      <text:p text:style-name="P17">Enter rollnum of student for marksheet: CH103 <text:s text:c="376"/>ROLL <text:s text:c="6"/>NAME <text:s text:c="6"/>RANK <text:s text:c="2"/>TOTAL <text:s text:c="3"/>MARKS OBTAINED IN FIVE SUBJECTS <text:s text:c="352"/>CH103 <text:s text:c="3"/>Nithila <text:s text:c="6"/>4 <text:s text:c="10"/>135.00 <text:s text:c="3"/>0.00 <text:s text:c="4"/>12.00 <text:s text:c="3"/>22.00 <text:s text:c="3"/>100.00 <text:s text:c="2"/>1.00 <text:s text:c="343"/></text:p>
      <text:p text:style-name="P17"/>
      <text:p text:style-name="P17">Do you want to continue getting marksheets? <text:s text:c="167"/>C: CONTINUE <text:s text:c="148"/></text:p>
      <text:p text:style-name="P17">E: EXIT <text:s text:c="203"/>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3T22:16:25.809000000</dc:date>
    <meta:editing-duration>PT1H17M37S</meta:editing-duration>
    <meta:editing-cycles>35</meta:editing-cycles>
    <meta:generator>LibreOffice/6.1.3.2$Windows_X86_64 LibreOffice_project/86daf60bf00efa86ad547e59e09d6bb77c699acb</meta:generator>
    <meta:document-statistic meta:table-count="0" meta:image-count="0" meta:object-count="0" meta:page-count="17" meta:paragraph-count="460" meta:word-count="1884" meta:character-count="57997" meta:non-whitespace-character-count="12818"/>
  </office:meta>
</office:document-meta>
</file>